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D1C000052220000741EF579F3FC92946D46.svg" manifest:media-type="image/svg+xml"/>
  <manifest:file-entry manifest:full-path="Pictures/1000020100000253000003497FD08324940023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3.889in" svg:height="6.9665in" draw:z-index="0"><draw:image xlink:href="Pictures/10000D1C000052220000741EF579F3FC92946D46.svg" xlink:type="simple" xlink:show="embed" xlink:actuate="onLoad" draw:mime-type="image/svg+xml"/><draw:image xlink:href="Pictures/1000020100000253000003497FD08324940023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5:57:27.855000000</meta:creation-date>
    <dc:date>2021-04-27T23:47:06.355000000</dc:date>
    <meta:editing-duration>PT7H39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2.2$Windows_x86 LibreOffice_project/8a45595d069ef5570103caea1b71cc9d82b2aae4</meta:generator>
  </office:meta>
</office:document-meta>
</file>